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642cm" fo:margin-right="0.586cm" fo:line-height="200%" fo:text-align="justify" style:justify-single-word="false" fo:text-indent="0cm" style:auto-text-indent="false" style:page-number="auto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642cm" fo:margin-right="0.586cm" fo:line-height="150%" fo:text-align="justify" style:justify-single-word="false" fo:text-indent="0cm" style:auto-text-indent="false"/>
      <style:text-properties fo:font-size="14pt" officeooo:rsid="0003749b" officeooo:paragraph-rsid="0003749b" style:font-size-asian="14pt" style:font-size-complex="14pt"/>
    </style:style>
    <style:style style:name="P3" style:family="paragraph" style:parent-style-name="Standard">
      <style:paragraph-properties fo:margin-left="0.642cm" fo:margin-right="0.586cm" fo:line-height="150%" fo:text-align="justify" style:justify-single-word="false" fo:text-indent="0cm" style:auto-text-indent="false"/>
      <style:text-properties fo:font-size="14pt" officeooo:rsid="0003749b" officeooo:paragraph-rsid="0003749b" style:font-size-asian="14pt" style:font-size-complex="14pt"/>
    </style:style>
    <style:style style:name="P4" style:family="paragraph" style:parent-style-name="Standard">
      <style:paragraph-properties fo:margin-left="0.642cm" fo:margin-right="0.586cm" fo:line-height="150%" fo:text-align="justify" style:justify-single-word="false" fo:text-indent="0cm" style:auto-text-indent="false"/>
      <style:text-properties fo:font-size="14pt" fo:language="en" fo:country="US" officeooo:rsid="0004c854" officeooo:paragraph-rsid="0004c854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1pt" style:font-size-asian="11pt" style:font-size-complex="11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1pt" style:font-size-asian="11pt" style:font-size-complex="11pt"/>
    </style:style>
    <style:style style:name="P11" style:family="paragraph">
      <style:paragraph-properties fo:text-align="center" style:writing-mode="lr-tb"/>
      <style:text-properties style:font-name="T-FLEX Type B"/>
    </style:style>
    <style:style style:name="P12" style:family="paragraph">
      <style:paragraph-properties fo:text-align="center" style:writing-mode="lr-tb"/>
    </style:style>
    <style:style style:name="T1" style:family="text">
      <style:text-properties officeooo:rsid="0003749b"/>
    </style:style>
    <style:style style:name="T2" style:family="text">
      <style:text-properties style:use-window-font-color="true" style:font-name="T-FLEX Type A" fo:font-size="11pt" fo:language="uk" fo:country="UA" fo:font-style="italic" style:font-name-asian="Arial" style:font-size-asian="11pt" style:font-style-asian="italic" style:font-name-complex="Calibri" style:font-size-complex="11pt" style:language-complex="ar" style:country-complex="SA"/>
    </style:style>
    <style:style style:name="T3" style:family="text">
      <style:text-properties style:use-window-font-color="true" style:font-name="T-FLEX Type B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2cm" svg:y1="27.556cm" svg:x2="20.383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2cm" svg:y1="28.053cm" svg:x2="9.091cm" svg:y2="28.055cm">
          <text:p/>
        </draw:line>
        <draw:line draw:style-name="gr2" draw:text-style-name="P6" svg:x1="2.122cm" svg:y1="28.558cm" svg:x2="9.091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2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2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2">№ </text:span><text:span text:style-name="T2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2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2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2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7"><text:span text:style-name="T3">23</text:span></text:p>
          </draw:text-box>
        </draw:frame>
        <draw:frame draw:style-name="gr4" draw:text-style-name="P12" svg:width="10.125cm" svg:height="0.682cm" svg:x="9.194cm" svg:y="27.954cm">
          <draw:text-box>
            <text:p text:style-name="P7"><text:span text:style-name="T4">КР-АПИ(Ф)НГТУ-210200.65-(АВР09-1)-03-13</text:span></text:p>
          </draw:text-box>
        </draw:frame>
      </draw:g>
      <text:p text:style-name="Standard"/>
      <text:p text:style-name="P1"><text:tab/><text:span text:style-name="T1">Литература</text:span></text:p>
      <text:p text:style-name="P2">1. Р.А. Вечканова, Н.С. Калашник, А.С. Чекина. Расчет и конструрование элементов фидерного тракта сверхвысоких частот. Учебное пособие. – <text:s/>Куйбышев, 1970</text:p>
      <text:p text:style-name="P2">2. А.Л. Драбкин, В.Л. Зузенко, А.Г. Кислов. Антенно-фидерные устройства. – <text:s/>Москва "Советское радио" 1974</text:p>
      <text:p text:style-name="P2">3. Ю.В. Пименов, В.И. Вольман, А.Д. Муравцов. Техническая электродинамика. Учебное пособие. – Москва "Радио и связь" 2000</text:p>
      <text:p text:style-name="P2">4. Д.И. Воскресенский. Антенны и устройства СВЧ. Расчет и проектирование антенных решеток и их излучающих элементов. – Издательство "Советское радио", Москва, 1972</text:p>
      <text:p text:style-name="P2">5. Конструирование фидерных устройств. Учебное пособие.Б.Х. Гольберг, Е.А. Теленков, Д.И. Воскресенский, В.Н. Воронцов, В.В. Попов. – Москва, Издательство МАИ, 1988</text:p>
      <text:p text:style-name="P4">6. Дорохов А.П. Расчет и конструирование антенно-фидерных уст-ройств. – Х.: ХГУ, 196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01T19:36:54.543000000</dc:date>
    <meta:editing-duration>PT18M21S</meta:editing-duration>
    <meta:editing-cycles>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7" meta:word-count="100" meta:character-count="803" meta:non-whitespace-character-count="701"/>
  </office:meta>
</office:document-meta>
</file>